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#delta</text:p>
          </table:table-cell>
          <table:table-cell office:value-type="string">
            <text:p>delta delta</text:p>
          </table:table-cell>
          <table:table-cell office:value-type="string">
            <text:p>gamma</text:p>
          </table:table-cell>
          <table:table-cell office:value-type="string">
            <text:p>delta gamma</text:p>
          </table:table-cell>
          <table:table-cell office:value-type="string">
            <text:p>n</text:p>
          </table:table-cell>
          <table:table-cell office:value-type="string">
            <text:p>delta n</text:p>
          </table:table-cell>
          <table:table-cell office:value-type="string">
            <text:p>Wellenl^-2/nm^-2</text:p>
          </table:table-cell>
          <table:table-cell table:number-columns-repeated="4"/>
        </table:table-row>
        <table:table-row table:style-name="ro4">
          <table:table-cell table:formula="of:=48.67*PI()/180" office:value-type="float" office:value="0.84945174694564">
            <text:p>0.8494517469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2]+[.C2])/2)/SIN([.C2]/2)" office:value-type="float" office:value="1.62487968078731">
            <text:p>1.6248796808</text:p>
          </table:table-cell>
          <table:table-cell table:formula="of:=SQRT(POWER(COS(([.A2]+[.C2])/2)*[.B2]/(2*SIN([.C2]/2));2)+POWER((COS(([.A2]+[.C2])/2)*SIN([.C2]/2)-SIN(([.A2]+[.C2])/2)*COS([.C2]/2))*[.D2]/(2*POWER(SIN([.C2]/2);2));2))" office:value-type="float" office:value="0.000795176698417951">
            <text:p>0.0007951767</text:p>
          </table:table-cell>
          <table:table-cell table:formula="of:=1/POWER(546.07;2)" office:value-type="float" office:value="0.00000335353902187345">
            <text:p>3.35353902187345E-006</text:p>
          </table:table-cell>
          <table:table-cell table:number-columns-repeated="4"/>
        </table:table-row>
        <table:table-row table:style-name="ro4">
          <table:table-cell table:formula="of:=48.33*PI()/180" office:value-type="float" office:value="0.843517627488859">
            <text:p>0.8435176275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3]+[.C3])/2)/SIN([.C3]/2)" office:value-type="float" office:value="1.62141267475057">
            <text:p>1.6214126748</text:p>
          </table:table-cell>
          <table:table-cell table:formula="of:=SQRT(POWER(COS(([.A3]+[.C3])/2)*[.B3]/(2*SIN([.C3]/2));2)+POWER((COS(([.A3]+[.C3])/2)*SIN([.C3]/2)-SIN(([.A3]+[.C3])/2)*COS([.C3]/2))*[.D3]/(2*POWER(SIN([.C3]/2);2));2))" office:value-type="float" office:value="0.000791510669399164">
            <text:p>0.0007915107</text:p>
          </table:table-cell>
          <table:table-cell table:formula="of:=1/POWER(576.96;2)" office:value-type="float" office:value="0.00000300405991247102">
            <text:p>3.00405991247102E-006</text:p>
          </table:table-cell>
          <table:table-cell table:number-columns-repeated="4"/>
        </table:table-row>
        <table:table-row table:style-name="ro4">
          <table:table-cell table:formula="of:=47.72*PI()/180" office:value-type="float" office:value="0.832871119051694">
            <text:p>0.8328711191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4]+[.C4])/2)/SIN([.C4]/2)" office:value-type="float" office:value="1.61515670074831">
            <text:p>1.6151567007</text:p>
          </table:table-cell>
          <table:table-cell table:formula="of:=SQRT(POWER(COS(([.A4]+[.C4])/2)*[.B4]/(2*SIN([.C4]/2));2)+POWER((COS(([.A4]+[.C4])/2)*SIN([.C4]/2)-SIN(([.A4]+[.C4])/2)*COS([.C4]/2))*[.D4]/(2*POWER(SIN([.C4]/2);2));2))" office:value-type="float" office:value="0.000784950475530109">
            <text:p>0.0007849505</text:p>
          </table:table-cell>
          <table:table-cell table:formula="of:=1/POWER(643.85;2)" office:value-type="float" office:value="0.00000241229601798256">
            <text:p>2.41229601798256E-006</text:p>
          </table:table-cell>
          <table:table-cell table:number-columns-repeated="4"/>
        </table:table-row>
        <table:table-row table:style-name="ro4">
          <table:table-cell table:formula="of:=(132+18/60-83)*PI()/180" office:value-type="float" office:value="0.860447321233205">
            <text:p>0.8604473212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5]+[.C5])/2)/SIN([.C5]/2)" office:value-type="float" office:value="1.63126600694873">
            <text:p>1.6312660069</text:p>
          </table:table-cell>
          <table:table-cell table:formula="of:=SQRT(POWER(COS(([.A5]+[.C5])/2)*[.B5]/(2*SIN([.C5]/2));2)+POWER((COS(([.A5]+[.C5])/2)*SIN([.C5]/2)-SIN(([.A5]+[.C5])/2)*COS([.C5]/2))*[.D5]/(2*POWER(SIN([.C5]/2);2));2))" office:value-type="float" office:value="0.000801986754310058">
            <text:p>0.0008019868</text:p>
          </table:table-cell>
          <table:table-cell table:formula="of:=1/POWER(491.6;2)" office:value-type="float" office:value="0.00000413786437206087">
            <text:p>4.13786437206087E-006</text:p>
          </table:table-cell>
          <table:table-cell table:number-columns-repeated="4"/>
        </table:table-row>
        <table:table-row table:style-name="ro4">
          <table:table-cell table:formula="of:=49.33*PI()/180" office:value-type="float" office:value="0.860970920008803">
            <text:p>0.86097092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6]+[.C6])/2)/SIN([.C6]/2)" office:value-type="float" office:value="1.63156888938659">
            <text:p>1.6315688894</text:p>
          </table:table-cell>
          <table:table-cell table:formula="of:=SQRT(POWER(COS(([.A6]+[.C6])/2)*[.B6]/(2*SIN([.C6]/2));2)+POWER((COS(([.A6]+[.C6])/2)*SIN([.C6]/2)-SIN(([.A6]+[.C6])/2)*COS([.C6]/2))*[.D6]/(2*POWER(SIN([.C6]/2);2));2))" office:value-type="float" office:value="0.000802311579105984">
            <text:p>0.0008023116</text:p>
          </table:table-cell>
          <table:table-cell table:formula="of:=1/POWER(479.99;2)" office:value-type="float" office:value="0.00000434045862833675">
            <text:p>4.34045862833675E-006</text:p>
          </table:table-cell>
          <table:table-cell table:number-columns-repeated="4"/>
        </table:table-row>
        <table:table-row table:style-name="ro4">
          <table:table-cell table:formula="of:=50.13*PI()/180" office:value-type="float" office:value="0.874933554024758">
            <text:p>0.874933554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7]+[.C7])/2)/SIN([.C7]/2)" office:value-type="float" office:value="1.63960443769562">
            <text:p>1.6396044377</text:p>
          </table:table-cell>
          <table:table-cell table:formula="of:=SQRT(POWER(COS(([.A7]+[.C7])/2)*[.B7]/(2*SIN([.C7]/2));2)+POWER((COS(([.A7]+[.C7])/2)*SIN([.C7]/2)-SIN(([.A7]+[.C7])/2)*COS([.C7]/2))*[.D7]/(2*POWER(SIN([.C7]/2);2));2))" office:value-type="float" office:value="0.000810990684472878">
            <text:p>0.0008109907</text:p>
          </table:table-cell>
          <table:table-cell table:formula="of:=1/POWER(467.82;2)" office:value-type="float" office:value="0.00000456922380553686">
            <text:p>4.56922380553686E-006</text:p>
          </table:table-cell>
          <table:table-cell table:number-columns-repeated="4"/>
        </table:table-row>
        <table:table-row table:style-name="ro4">
          <table:table-cell table:formula="of:=(133.5-83)*PI()/180" office:value-type="float" office:value="0.881391272257136">
            <text:p>0.8813912723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8]+[.C8])/2)/SIN([.C8]/2)" office:value-type="float" office:value="1.64329387588433">
            <text:p>1.6432938759</text:p>
          </table:table-cell>
          <table:table-cell table:formula="of:=SQRT(POWER(COS(([.A8]+[.C8])/2)*[.B8]/(2*SIN([.C8]/2));2)+POWER((COS(([.A8]+[.C8])/2)*SIN([.C8]/2)-SIN(([.A8]+[.C8])/2)*COS([.C8]/2))*[.D8]/(2*POWER(SIN([.C8]/2);2));2))" office:value-type="float" office:value="0.000815015464340592">
            <text:p>0.0008150155</text:p>
          </table:table-cell>
          <table:table-cell table:formula="of:=1/POWER(435.83;2)" office:value-type="float" office:value="0.00000526460458313869">
            <text:p>5.26460458313869E-006</text:p>
          </table:table-cell>
          <table:table-cell table:number-columns-repeated="4"/>
        </table:table-row>
        <table:table-row table:style-name="ro4">
          <table:table-cell table:formula="of:=52.07*PI()/180" office:value-type="float" office:value="0.908792941513447">
            <text:p>0.9087929415</text:p>
          </table:table-cell>
          <table:table-cell table:formula="of:=2/60*PI()/180" office:value-type="float" office:value="0.000581776417331443">
            <text:p>0.0005817764</text:p>
          </table:table-cell>
          <table:table-cell table:formula="of:=60/360*2*PI()" office:value-type="float" office:value="1.0471975511966">
            <text:p>1.0471975512</text:p>
          </table:table-cell>
          <table:table-cell table:formula="of:=0.05*PI()/180" office:value-type="float" office:value="0.000872664625997165">
            <text:p>0.0008726646</text:p>
          </table:table-cell>
          <table:table-cell table:formula="of:=SIN(([.A9]+[.C9])/2)/SIN([.C9]/2)" office:value-type="float" office:value="1.65875801871933">
            <text:p>1.6587580187</text:p>
          </table:table-cell>
          <table:table-cell table:formula="of:=SQRT(POWER(COS(([.A9]+[.C9])/2)*[.B9]/(2*SIN([.C9]/2));2)+POWER((COS(([.A9]+[.C9])/2)*SIN([.C9]/2)-SIN(([.A9]+[.C9])/2)*COS([.C9]/2))*[.D9]/(2*POWER(SIN([.C9]/2);2));2))" office:value-type="float" office:value="0.000832161607537298">
            <text:p>0.0008321616</text:p>
          </table:table-cell>
          <table:table-cell table:formula="of:=1/POWER(404.65;2)" office:value-type="float" office:value="0.00000610718267433804">
            <text:p>6.10718267433804E-006</text:p>
          </table:table-cell>
          <table:table-cell table:number-columns-repeated="4"/>
        </table:table-row>
        <table:table-row table:style-name="ro2" table:number-rows-repeated="7">
          <table:table-cell table:number-columns-repeated="11"/>
        </table:table-row>
        <table:table-row table:style-name="ro4">
          <table:table-cell office:value-type="string">
            <text:p>l/nm</text:p>
          </table:table-cell>
          <table:table-cell office:value-type="string">
            <text:p>A</text:p>
          </table:table-cell>
          <table:table-cell office:value-type="string">
            <text:p>Delta A</text:p>
          </table:table-cell>
          <table:table-cell office:value-type="string">
            <text:p>Delta lambda</text:p>
          </table:table-cell>
          <table:table-cell office:value-type="string">
            <text:p>Delta Delta Lambda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Delta k</text:p>
          </table:table-cell>
          <table:table-cell office:value-type="string">
            <text:p>B</text:p>
          </table:table-cell>
          <table:table-cell office:value-type="string">
            <text:p>Delta B</text:p>
          </table:table-cell>
        </table:table-row>
        <table:table-row table:style-name="ro4">
          <table:table-cell office:value-type="float" office:value="400">
            <text:p>400</text:p>
          </table:table-cell>
          <table:table-cell table:formula="of:=2*10480/([.A18]*[.A18]*[.A18])*3100000" office:value-type="float" office:value="1015.25">
            <text:p>1015.25</text:p>
          </table:table-cell>
          <table:table-cell table:formula="of:=SQRT(POWER(2*[.I18]*[.J18]/POWER([.A18];3);2)+POWER(2*[.H18]*[.K18]/POWER([.A18];3);2))" office:value-type="float" office:value="389.687580192454">
            <text:p>389.6875801925</text:p>
          </table:table-cell>
          <table:table-cell table:formula="of:=POWER([.A18];4)/(2*[.H18]*[.J18])*10" office:value-type="float" office:value="0.393991627677912">
            <text:p>0.3939916277</text:p>
          </table:table-cell>
          <table:table-cell table:formula="of:=POWER([.A18];4)*SQRT(POWER([.K18]/(2*[.J18]*[.J18]*[.H18]);2)+POWER([.I18]/(2*[.H18]*[.H18]*[.J18]);2))*10" office:value-type="float" office:value="0.0151227425763006">
            <text:p>0.0151227426</text:p>
          </table:table-cell>
          <table:table-cell table:number-columns-repeated="2"/>
          <table:table-cell office:value-type="float" office:value="10480">
            <text:p>10480</text:p>
          </table:table-cell>
          <table:table-cell office:value-type="float" office:value="218">
            <text:p>218</text:p>
          </table:table-cell>
          <table:table-cell office:value-type="float" office:value="31000000">
            <text:p>31000000</text:p>
          </table:table-cell>
          <table:table-cell office:value-type="float" office:value="1000000">
            <text:p>1000000</text:p>
          </table:table-cell>
        </table:table-row>
        <table:table-row table:style-name="ro4">
          <table:table-cell office:value-type="float" office:value="500">
            <text:p>500</text:p>
          </table:table-cell>
          <table:table-cell table:formula="of:=2*10480/([.A19]*[.A19]*[.A19])*3100000" office:value-type="float" office:value="519.808">
            <text:p>519.808</text:p>
          </table:table-cell>
          <table:table-cell table:formula="of:=SQRT(POWER(2*[.I19]*[.J19]/POWER([.A19];3);2)+POWER(2*[.H19]*[.K19]/POWER([.A19];3);2))" office:value-type="float" office:value="199.520041058536">
            <text:p>199.5200410585</text:p>
          </table:table-cell>
          <table:table-cell table:formula="of:=POWER([.A19];4)/(2*[.H19]*[.J19])*10" office:value-type="float" office:value="0.961893622260527">
            <text:p>0.9618936223</text:p>
          </table:table-cell>
          <table:table-cell table:formula="of:=POWER([.A19];4)*SQRT(POWER([.K19]/(2*[.J19]*[.J19]*[.H19]);2)+POWER([.I19]/(2*[.H19]*[.H19]*[.J19]);2))*10" office:value-type="float" office:value="0.0369207582429213">
            <text:p>0.0369207582</text:p>
          </table:table-cell>
          <table:table-cell table:number-columns-repeated="2"/>
          <table:table-cell office:value-type="float" office:value="10480">
            <text:p>10480</text:p>
          </table:table-cell>
          <table:table-cell office:value-type="float" office:value="218">
            <text:p>218</text:p>
          </table:table-cell>
          <table:table-cell office:value-type="float" office:value="31000000">
            <text:p>31000000</text:p>
          </table:table-cell>
          <table:table-cell office:value-type="float" office:value="1000000">
            <text:p>1000000</text:p>
          </table:table-cell>
        </table:table-row>
        <table:table-row table:style-name="ro4">
          <table:table-cell office:value-type="float" office:value="600">
            <text:p>600</text:p>
          </table:table-cell>
          <table:table-cell table:formula="of:=2*10480/([.A20]*[.A20]*[.A20])*3100000" office:value-type="float" office:value="300.814814814815">
            <text:p>300.8148148148</text:p>
          </table:table-cell>
          <table:table-cell table:formula="of:=SQRT(POWER(2*[.I20]*[.J20]/POWER([.A20];3);2)+POWER(2*[.H20]*[.K20]/POWER([.A20];3);2))" office:value-type="float" office:value="115.46298672369">
            <text:p>115.4629867237</text:p>
          </table:table-cell>
          <table:table-cell table:formula="of:=POWER([.A20];4)/(2*[.H20]*[.J20])*10" office:value-type="float" office:value="1.99458261511943">
            <text:p>1.9945826151</text:p>
          </table:table-cell>
          <table:table-cell table:formula="of:=POWER([.A20];4)*SQRT(POWER([.K20]/(2*[.J20]*[.J20]*[.H20]);2)+POWER([.I20]/(2*[.H20]*[.H20]*[.J20]);2))*10" office:value-type="float" office:value="0.0765588842925217">
            <text:p>0.0765588843</text:p>
          </table:table-cell>
          <table:table-cell table:number-columns-repeated="2"/>
          <table:table-cell office:value-type="float" office:value="10480">
            <text:p>10480</text:p>
          </table:table-cell>
          <table:table-cell office:value-type="float" office:value="218">
            <text:p>218</text:p>
          </table:table-cell>
          <table:table-cell office:value-type="float" office:value="31000000">
            <text:p>31000000</text:p>
          </table:table-cell>
          <table:table-cell office:value-type="float" office:value="1000000">
            <text:p>1000000</text:p>
          </table:table-cell>
        </table:table-row>
        <table:table-row table:style-name="ro4">
          <table:table-cell office:value-type="float" office:value="576.96">
            <text:p>576.96</text:p>
          </table:table-cell>
          <table:table-cell table:formula="of:=2*10480/([.A21]*[.A21]*[.A21])*3100000" office:value-type="float" office:value="338.310796021764">
            <text:p>338.3107960218</text:p>
          </table:table-cell>
          <table:table-cell table:formula="of:=SQRT(POWER(2*[.I21]*[.J21]/POWER([.A21];3);2)+POWER(2*[.H21]*[.K21]/POWER([.A21];3);2))" office:value-type="float" office:value="129.855223299388">
            <text:p>129.8552232994</text:p>
          </table:table-cell>
          <table:table-cell table:formula="of:=POWER([.A21];4)/(2*[.H21]*[.J21])*10" office:value-type="float" office:value="1.7054140949226">
            <text:p>1.7054140949</text:p>
          </table:table-cell>
          <table:table-cell table:formula="of:=POWER([.A21];4)*SQRT(POWER([.K21]/(2*[.J21]*[.J21]*[.H21]);2)+POWER([.I21]/(2*[.H21]*[.H21]*[.J21]);2))*10" office:value-type="float" office:value="0.065459610133119">
            <text:p>0.0654596101</text:p>
          </table:table-cell>
          <table:table-cell table:number-columns-repeated="2"/>
          <table:table-cell office:value-type="float" office:value="10480">
            <text:p>10480</text:p>
          </table:table-cell>
          <table:table-cell office:value-type="float" office:value="218">
            <text:p>218</text:p>
          </table:table-cell>
          <table:table-cell office:value-type="float" office:value="31000000">
            <text:p>31000000</text:p>
          </table:table-cell>
          <table:table-cell office:value-type="float" office:value="1000000">
            <text:p>1000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6-03-18T13:05:45</meta:creation-date>
    <dc:date>2016-03-18T14:19:46</dc:date>
    <dc:creator>System User</dc:creator>
    <meta:editing-duration>PT52M45S</meta:editing-duration>
    <meta:editing-cycles>4</meta:editing-cycles>
    <meta:generator>LibreOffice/3.5$Linux_X86_64 LibreOffice_project/350m1$Build-2</meta:generator>
    <meta:document-statistic meta:table-count="3" meta:cell-count="108" meta:object-count="0"/>
  </office:meta>
</office:document-meta>
</file>